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ucida Grande" svg:font-family="'Lucida Grande', Verdana, Arial, Helvetica, sans-serif"/>
    <style:font-face style:name="Menlo" svg:font-family="Menlo, monospace"/>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list-style-name="L1">
      <style:paragraph-properties fo:margin-left="0in" fo:margin-right="0in" fo:text-indent="0in" style:auto-text-indent="false"/>
    </style:style>
    <style:style style:name="P4" style:family="paragraph" style:parent-style-name="Text_20_body">
      <style:paragraph-properties fo:margin-left="0in" fo:margin-right="0in" style:line-height-at-least="0.198in" fo:text-align="start" style:justify-single-word="false" fo:text-indent="0in" style:auto-text-indent="false" fo:padding="0in" fo:border="none"/>
    </style:style>
    <style:style style:name="P5" style:family="paragraph" style:parent-style-name="Text_20_body">
      <style:paragraph-properties style:line-height-at-least="0.198in" fo:text-align="start" style:justify-single-word="false" fo:padding="0in" fo:border="none"/>
      <style:text-properties fo:font-variant="normal" fo:text-transform="none" fo:color="#000000" style:font-name="Lucida Grande" fo:font-size="9pt" fo:letter-spacing="normal" fo:font-style="normal" fo:font-weight="normal"/>
    </style:style>
    <style:style style:name="P6" style:family="paragraph" style:parent-style-name="Text_20_body">
      <style:paragraph-properties style:line-height-at-least="0.198in" fo:text-align="start" style:justify-single-word="false" fo:padding="0in" fo:border="none"/>
    </style:style>
    <style:style style:name="P7" style:family="paragraph" style:parent-style-name="Heading_20_2">
      <style:paragraph-properties fo:margin-left="0in" fo:margin-right="0in" style:line-height-at-least="0.198in" fo:text-align="start" style:justify-single-word="false" fo:text-indent="0in" style:auto-text-indent="false" fo:background-color="#ffffff" fo:padding="0in" fo:border="none">
        <style:background-image/>
      </style:paragraph-properties>
      <style:text-properties fo:font-variant="normal" fo:text-transform="none" fo:color="#666666" style:font-name="Arial1" fo:font-size="13.5pt" fo:letter-spacing="normal" fo:font-style="normal" fo:font-weight="normal"/>
    </style:style>
    <style:style style:name="P8" style:family="paragraph" style:parent-style-name="Preformatted_20_Text">
      <style:paragraph-properties fo:margin-top="0in" fo:margin-bottom="0.1965in" style:line-height-at-least="0.1457in" fo:text-align="start" style:justify-single-word="false" fo:background-color="#ffffff" fo:padding="0.052in" fo:border="0.06pt solid #dddddd">
        <style:background-image/>
      </style:paragraph-properties>
      <style:text-properties fo:font-variant="normal" fo:text-transform="none" fo:color="#333333" style:font-name="Lucida Grande" fo:font-size="9pt" fo:letter-spacing="normal" fo:font-style="normal" fo:font-weight="normal" fo:background-color="#ffffff"/>
    </style:style>
    <style:style style:name="P9" style:family="paragraph" style:parent-style-name="Preformatted_20_Text">
      <style:paragraph-properties fo:margin-top="0in" fo:margin-bottom="0.1965in" style:line-height-at-least="0.1457in" fo:text-align="start" style:justify-single-word="false" fo:background-color="#ffffff" fo:padding="0.052in" fo:border="0.06pt solid #dddddd">
        <style:background-image/>
      </style:paragraph-properties>
      <style:text-properties fo:font-variant="normal" fo:text-transform="none" fo:color="#333333" fo:letter-spacing="normal" fo:background-color="#ffffff"/>
    </style:style>
    <style:style style:name="P10" style:family="paragraph" style:parent-style-name="Preformatted_20_Text">
      <style:paragraph-properties fo:margin-top="0in" fo:margin-bottom="0.1965in" fo:padding="0in" fo:border="none"/>
    </style:style>
    <style:style style:name="P11" style:family="paragraph" style:parent-style-name="Preformatted_20_Text">
      <style:paragraph-properties style:line-height-at-least="0.1457in" fo:text-align="start" style:justify-single-word="false" fo:background-color="#ffffff" fo:padding="0.052in" fo:border="0.06pt solid #dddddd">
        <style:background-image/>
      </style:paragraph-properties>
      <style:text-properties fo:font-variant="normal" fo:text-transform="none" fo:color="#333333" style:font-name="Lucida Grande" fo:font-size="9pt" fo:letter-spacing="normal" fo:font-style="normal" fo:font-weight="normal" fo:background-color="#ffffff"/>
    </style:style>
    <style:style style:name="P12" style:family="paragraph" style:parent-style-name="Preformatted_20_Text">
      <style:paragraph-properties style:line-height-at-least="0.1457in" fo:text-align="start" style:justify-single-word="false" fo:background-color="#ffffff" fo:padding="0.052in" fo:border="0.06pt solid #dddddd">
        <style:background-image/>
      </style:paragraph-properties>
      <style:text-properties fo:font-variant="normal" fo:text-transform="none" fo:color="#333333" fo:letter-spacing="normal" fo:background-color="#ffffff"/>
    </style:style>
    <style:style style:name="P13" style:family="paragraph" style:parent-style-name="Preformatted_20_Text">
      <style:paragraph-properties style:line-height-at-least="0.1457in" fo:text-align="start" style:justify-single-word="false" fo:background-color="#ffffff" fo:padding="0.052in" fo:border="0.06pt solid #dddddd">
        <style:background-image/>
      </style:paragraph-properties>
      <style:text-properties fo:font-variant="normal" fo:text-transform="none" fo:color="#008000" style:font-name="Lucida Grande" fo:font-size="9pt" fo:letter-spacing="normal" fo:font-style="normal" fo:font-weight="bold" fo:background-color="#ffffff"/>
    </style:style>
    <style:style style:name="P14" style:family="paragraph" style:parent-style-name="Preformatted_20_Text">
      <style:paragraph-properties style:line-height-at-least="0.1457in" fo:text-align="start" style:justify-single-word="false" fo:background-color="#ffffff" fo:padding="0.052in" fo:border="0.06pt solid #dddddd">
        <style:background-image/>
      </style:paragraph-properties>
    </style:style>
    <style:style style:name="P15" style:family="paragraph" style:parent-style-name="Preformatted_20_Text">
      <style:paragraph-properties fo:margin-left="0in" fo:margin-right="0in" fo:text-indent="0in" style:auto-text-indent="false"/>
    </style:style>
    <style:style style:name="P16" style:family="paragraph" style:parent-style-name="Preformatted_20_Text">
      <style:paragraph-properties fo:padding="0in" fo:border="none"/>
    </style:style>
    <style:style style:name="T1" style:family="text">
      <style:text-properties style:font-name="Lucida Grande" fo:font-size="9pt" fo:font-style="normal" fo:font-weight="normal"/>
    </style:style>
    <style:style style:name="T2" style:family="text">
      <style:text-properties fo:font-variant="normal" fo:text-transform="none" fo:color="#000000" style:font-name="Lucida Grande" fo:font-size="9pt" fo:letter-spacing="normal" fo:font-style="normal" fo:font-weight="normal"/>
    </style:style>
    <style:style style:name="T3" style:family="text">
      <style:text-properties fo:font-variant="normal" fo:text-transform="none" fo:color="#000000" style:font-name="Lucida Grande" fo:font-size="9pt" fo:letter-spacing="normal" fo:font-style="normal" fo:font-weight="normal" fo:background-color="#ecf0f3"/>
    </style:style>
    <style:style style:name="T4" style:family="text">
      <style:text-properties fo:font-variant="normal" fo:text-transform="none" fo:color="#000000" style:font-name="Menlo"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cc6714" style:text-line-through-style="none" style:font-name="Lucida Grande" fo:font-size="9pt" fo:letter-spacing="normal" fo:font-style="normal" style:text-underline-style="none" fo:font-weight="bold" style:text-blinking="false" fo:background-color="transparent"/>
    </style:style>
    <style:style style:name="T7" style:family="text">
      <style:text-properties fo:font-variant="normal" fo:text-transform="none" fo:color="#cc6714" style:text-line-through-style="none" style:font-name="Lucida Grande" fo:font-size="9pt" fo:letter-spacing="normal" fo:font-style="normal" style:text-underline-style="none" fo:font-weight="normal" style:text-blinking="false"/>
    </style:style>
    <style:style style:name="T8" style:family="text">
      <style:text-properties fo:font-variant="normal" fo:text-transform="none" fo:color="#222222" style:font-name="arial" fo:font-size="9.75pt" fo:letter-spacing="normal" fo:font-style="normal" fo:font-weight="normal"/>
    </style:style>
    <style:style style:name="T9" style:family="text">
      <style:text-properties fo:font-variant="normal" fo:text-transform="none" fo:color="#756bb1" style:font-name="Menlo" fo:font-size="14pt" fo:letter-spacing="normal" fo:font-style="normal" fo:font-weight="normal"/>
    </style:style>
    <style:style style:name="T10" style:family="text">
      <style:text-properties fo:font-variant="normal" fo:text-transform="none" fo:color="#31a354" style:font-name="Menlo" fo:font-size="14pt" fo:letter-spacing="normal" fo:font-style="normal" fo:font-weight="normal"/>
    </style:style>
    <style:style style:name="T11" style:family="text">
      <style:text-properties fo:color="#0000ff"/>
    </style:style>
    <style:style style:name="T12" style:family="text">
      <style:text-properties fo:color="#0000ff" fo:font-weight="bold"/>
    </style:style>
    <style:style style:name="T13" style:family="text">
      <style:text-properties fo:color="#0000ff" style:font-name="Lucida Grande" fo:font-size="9pt" fo:font-style="normal" fo:font-weight="normal"/>
    </style:style>
    <style:style style:name="T14" style:family="text">
      <style:text-properties fo:color="#666666"/>
    </style:style>
    <style:style style:name="T15" style:family="text">
      <style:text-properties fo:color="#666666" style:font-name="Lucida Grande" fo:font-size="9pt" fo:font-style="normal" fo:font-weight="normal"/>
    </style:style>
    <style:style style:name="T16" style:family="text">
      <style:text-properties fo:color="#ba2121"/>
    </style:style>
    <style:style style:name="T17" style:family="text">
      <style:text-properties fo:color="#ba2121" style:font-name="Lucida Grande" fo:font-size="9pt" fo:font-style="normal" fo:font-weight="normal"/>
    </style:style>
    <style:style style:name="T18" style:family="text">
      <style:text-properties fo:color="#008000"/>
    </style:style>
    <style:style style:name="T19" style:family="text">
      <style:text-properties fo:color="#008000" fo:font-weight="bold"/>
    </style:style>
    <style:style style:name="T20" style:family="text">
      <style:text-properties fo:color="#008000" style:font-name="Lucida Grande" fo:font-size="9pt" fo:font-style="normal" fo:font-weight="bold"/>
    </style:style>
    <style:style style:name="T21" style:family="text">
      <style:text-properties fo:color="#008000" style:font-name="Lucida Grande" fo:font-size="9pt" fo:font-style="normal" fo:font-weight="normal"/>
    </style:style>
    <style:style style:name="T22" style:family="text">
      <style:text-properties fo:color="#d2413a" fo:font-weight="bold"/>
    </style:style>
    <style:style style:name="T23" style:family="text">
      <style:text-properties fo:color="#bb6688" style:font-name="Lucida Grande" fo:font-size="9pt" fo:font-style="normal" fo:font-weight="bold"/>
    </style:style>
    <style:style style:name="T24" style:family="text">
      <style:text-properties fo:color="#408080" style:font-name="Lucida Grande" fo:font-size="9pt" fo:font-style="italic" fo:font-weight="normal"/>
    </style:style>
    <style:style style:name="T25" style:family="text">
      <style:text-properties fo:color="#aa22ff" style:font-name="Lucida Grande" fo:font-size="9pt" fo:font-style="normal" fo:font-weight="bold"/>
    </style:style>
    <style:style style:name="T26" style:family="text">
      <style:text-properties fo:color="#aa22ff" fo:font-weight="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о поводу изменений:<text:line-break/>1) json надо не отдавать, а по пинку записывать в адрес /media/flare.json (Или, если так удобней - после любого изменения в структуре, а не по абстрактному пинку)</text:p>
      <text:list xml:id="list453919455" text:style-name="L1">
        <text:list-item>
          <text:p text:style-name="P3"><text:span text:style-name="T8">У нод-листьев (то есть тех, кто должен быть опросами) надо указывать link - строку, содержащую id ситуации. Например то, что работает сейчас на сервере:<text:line-break/>{"name": "LOL", "size": 1302, "link": "15"}</text:span></text:p>
        </text:list-item>
      </text:list>
      <text:p text:style-name="P1"><text:span text:style-name="T8"/></text:p>
      <text:p text:style-name="P15"><text:span text:style-name="Source_20_Text"><text:span text:style-name="T4">{</text:span></text:span></text:p>
      <text:p text:style-name="P16"><text:span text:style-name="Source_20_Text"><text:span text:style-name="T5"><text:s/></text:span></text:span><text:span text:style-name="Source_20_Text"><text:span text:style-name="T9">"name"</text:span></text:span><text:span text:style-name="Source_20_Text"><text:span text:style-name="T4">: </text:span></text:span><text:span text:style-name="Source_20_Text"><text:span text:style-name="T9">"flare"</text:span></text:span><text:span text:style-name="Source_20_Text"><text:span text:style-name="T4">,</text:span></text:span></text:p>
      <text:p text:style-name="P16"><text:span text:style-name="Source_20_Text"><text:span text:style-name="T5"><text:s/></text:span></text:span><text:span text:style-name="Source_20_Text"><text:span text:style-name="T9">"children"</text:span></text:span><text:span text:style-name="Source_20_Text"><text:span text:style-name="T4">: [</text:span></text:span></text:p>
      <text:p text:style-name="P16"><text:span text:style-name="Source_20_Text"><text:span text:style-name="T5"><text:s text:c="2"/></text:span></text:span><text:span text:style-name="Source_20_Text"><text:span text:style-name="T4">{</text:span></text:span></text:p>
      <text:p text:style-name="P16"><text:span text:style-name="Source_20_Text"><text:span text:style-name="T5"><text:s text:c="3"/></text:span></text:span><text:span text:style-name="Source_20_Text"><text:span text:style-name="T9">"name"</text:span></text:span><text:span text:style-name="Source_20_Text"><text:span text:style-name="T4">: </text:span></text:span><text:span text:style-name="Source_20_Text"><text:span text:style-name="T9">"analytics"</text:span></text:span><text:span text:style-name="Source_20_Text"><text:span text:style-name="T4">,</text:span></text:span></text:p>
      <text:p text:style-name="P16"><text:span text:style-name="Source_20_Text"><text:span text:style-name="T5"><text:s text:c="3"/></text:span></text:span><text:span text:style-name="Source_20_Text"><text:span text:style-name="T9">"children"</text:span></text:span><text:span text:style-name="Source_20_Text"><text:span text:style-name="T4">: [</text:span></text:span></text:p>
      <text:p text:style-name="P16"><text:span text:style-name="Source_20_Text"><text:span text:style-name="T5"><text:s text:c="4"/></text:span></text:span><text:span text:style-name="Source_20_Text"><text:span text:style-name="T4">{</text:span></text:span></text:p>
      <text:p text:style-name="P16"><text:span text:style-name="Source_20_Text"><text:span text:style-name="T5"><text:s text:c="5"/></text:span></text:span><text:span text:style-name="Source_20_Text"><text:span text:style-name="T9">"name"</text:span></text:span><text:span text:style-name="Source_20_Text"><text:span text:style-name="T4">: </text:span></text:span><text:span text:style-name="Source_20_Text"><text:span text:style-name="T9">"cluster"</text:span></text:span><text:span text:style-name="Source_20_Text"><text:span text:style-name="T4">,</text:span></text:span></text:p>
      <text:p text:style-name="P16"><text:span text:style-name="Source_20_Text"><text:span text:style-name="T5"><text:s text:c="5"/></text:span></text:span><text:span text:style-name="Source_20_Text"><text:span text:style-name="T9">"children"</text:span></text:span><text:span text:style-name="Source_20_Text"><text:span text:style-name="T4">: [</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AgglomerativeCluster"</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3938</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CommunityStructure"</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3812</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HierarchicalCluster"</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6714</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MergeEdge"</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743</text:span></text:span><text:span text:style-name="Source_20_Text"><text:span text:style-name="T4">}</text:span></text:span></text:p>
      <text:p text:style-name="P16"><text:span text:style-name="Source_20_Text"><text:span text:style-name="T5"><text:s text:c="5"/></text:span></text:span><text:span text:style-name="Source_20_Text"><text:span text:style-name="T4">]</text:span></text:span></text:p>
      <text:p text:style-name="P16"><text:span text:style-name="Source_20_Text"><text:span text:style-name="T5"><text:s text:c="4"/></text:span></text:span><text:span text:style-name="Source_20_Text"><text:span text:style-name="T4">},</text:span></text:span></text:p>
      <text:p text:style-name="P16"><text:span text:style-name="Source_20_Text"><text:span text:style-name="T5"><text:s text:c="4"/></text:span></text:span><text:span text:style-name="Source_20_Text"><text:span text:style-name="T4">{</text:span></text:span></text:p>
      <text:p text:style-name="P16"><text:span text:style-name="Source_20_Text"><text:span text:style-name="T5"><text:s text:c="5"/></text:span></text:span><text:span text:style-name="Source_20_Text"><text:span text:style-name="T9">"name"</text:span></text:span><text:span text:style-name="Source_20_Text"><text:span text:style-name="T4">: </text:span></text:span><text:span text:style-name="Source_20_Text"><text:span text:style-name="T9">"graph"</text:span></text:span><text:span text:style-name="Source_20_Text"><text:span text:style-name="T4">,</text:span></text:span></text:p>
      <text:p text:style-name="P16"><text:span text:style-name="Source_20_Text"><text:span text:style-name="T5"><text:s text:c="5"/></text:span></text:span><text:span text:style-name="Source_20_Text"><text:span text:style-name="T9">"children"</text:span></text:span><text:span text:style-name="Source_20_Text"><text:span text:style-name="T4">: [</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BetweennessCentrality"</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3534</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LinkDistance"</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5731</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MaxFlowMinCut"</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7840</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ShortestPaths"</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5914</text:span></text:span><text:span text:style-name="Source_20_Text"><text:span text:style-name="T4">},</text:span></text:span></text:p>
      <text:p text:style-name="P16"><text:span text:style-name="Source_20_Text"><text:span text:style-name="T5"><text:s text:c="6"/></text:span></text:span><text:span text:style-name="Source_20_Text"><text:span text:style-name="T4">{</text:span></text:span><text:span text:style-name="Source_20_Text"><text:span text:style-name="T9">"name"</text:span></text:span><text:span text:style-name="Source_20_Text"><text:span text:style-name="T4">: </text:span></text:span><text:span text:style-name="Source_20_Text"><text:span text:style-name="T9">"SpanningTree"</text:span></text:span><text:span text:style-name="Source_20_Text"><text:span text:style-name="T4">, </text:span></text:span><text:span text:style-name="Source_20_Text"><text:span text:style-name="T9">"size"</text:span></text:span><text:span text:style-name="Source_20_Text"><text:span text:style-name="T4">: </text:span></text:span><text:span text:style-name="Source_20_Text"><text:span text:style-name="T10">3416</text:span></text:span><text:span text:style-name="Source_20_Text"><text:span text:style-name="T4">}</text:span></text:span></text:p>
      <text:p text:style-name="P16"><text:span text:style-name="Source_20_Text"><text:span text:style-name="T5"><text:s text:c="5"/></text:span></text:span><text:span text:style-name="Source_20_Text"><text:span text:style-name="T4">]</text:span></text:span></text:p>
      <text:p text:style-name="P10"><text:span text:style-name="Source_20_Text"><text:span text:style-name="T5"><text:s text:c="4"/></text:span></text:span><text:span text:style-name="Source_20_Text"><text:span text:style-name="T4">},</text:span></text:span></text:p>
      <text:p text:style-name="P1"><text:span text:style-name="T8"/></text:p>
      <text:p text:style-name="Standard"/>
      <text:p text:style-name="P4"><text:span text:style-name="T2">The </text:span><text:a xlink:type="simple" xlink:href="http://pymotw.com/2/json/#module-json"><text:span text:style-name="Teletype"><text:span text:style-name="T6">json</text:span></text:span></text:a><text:span text:style-name="T2"> module provides an API similar to </text:span><text:a xlink:type="simple" xlink:href="http://pymotw.com/2/pickle/index.html#module-pickle"><text:span text:style-name="Teletype"><text:span text:style-name="T6">pickle</text:span></text:span></text:a><text:span text:style-name="T2"> for converting in-memory Python objects to a serialized representation known as </text:span><text:a xlink:type="simple" xlink:href="http://json.org/"><text:span text:style-name="T7">JavaScript Object Notation</text:span></text:a><text:span text:style-name="T2"> (JSON). Unlike pickle, JSON has the benefit of having implementations in many languages (especially JavaScript), making it suitable for inter-application communication. JSON is probably most widely used for communicating between the web server and client in an AJAX application, but is not limited to that problem domain.</text:span></text:p>
      <text:section text:style-name="Sect1" text:name="encoding-and-decoding-simple-data-types">
        <text:h text:style-name="P7" text:outline-level="2">Encoding and Decoding Simple Data Types</text:h>
        <text:p text:style-name="P5">The encoder understands Python’s native types by default (string, unicode, int, float, list, tuple, dict).</text:p>
        <text:p text:style-name="P11">import <text:span text:style-name="T12">json</text:span></text:p>
        <text:p text:style-name="P14"><text:soft-page-break/></text:p>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1"><text:span text:style-name="T19">print</text:span> <text:span text:style-name="T16">'DATA:'</text:span>, <text:span text:style-name="T18">repr</text:span>(data)</text:p>
        <text:p text:style-name="P14"/>
        <text:p text:style-name="P11">data_string <text:span text:style-name="T14">=</text:span> json<text:span text:style-name="T14">.</text:span>dumps(data)</text:p>
        <text:p text:style-name="P8"><text:span text:style-name="T19">print</text:span> <text:span text:style-name="T16">'JSON:'</text:span>, data_string</text:p>
        <text:p text:style-name="P6"><text:span text:style-name="T2">Values are encoded in a manner very similar to Python’s </text:span><text:span text:style-name="Teletype"><text:span text:style-name="T3">repr()</text:span></text:span><text:span text:style-name="T2"> output.</text:span></text:p>
        <text:p text:style-name="P11">$ python json_simple_types.py</text:p>
        <text:p text:style-name="P14"/>
        <text:p text:style-name="P11">DATA: [{'a': 'A', 'c': 3.0, 'b': (2, 4)}]</text:p>
        <text:p text:style-name="P8">JSON: [{"a": "A", "c": 3.0, "b": [2, 4]}]</text:p>
        <text:p text:style-name="P5">Encoding, then re-decoding may not give exactly the same type of object.</text:p>
        <text:p text:style-name="P11">import <text:span text:style-name="T12">json</text:span></text:p>
        <text:p text:style-name="P14"/>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1">data_string <text:span text:style-name="T14">=</text:span> json<text:span text:style-name="T14">.</text:span>dumps(data)</text:p>
        <text:p text:style-name="P11"><text:span text:style-name="T19">print</text:span> <text:span text:style-name="T16">'ENCODED:'</text:span>, data_string</text:p>
        <text:p text:style-name="P14"/>
        <text:p text:style-name="P11">decoded <text:span text:style-name="T14">=</text:span> json<text:span text:style-name="T14">.</text:span>loads(data_string)</text:p>
        <text:p text:style-name="P11"><text:span text:style-name="T19">print</text:span> <text:span text:style-name="T16">'DECODED:'</text:span>, decoded</text:p>
        <text:p text:style-name="P14"/>
        <text:p text:style-name="P11"><text:span text:style-name="T19">print</text:span> <text:span text:style-name="T16">'ORIGINAL:'</text:span>, <text:span text:style-name="T18">type</text:span>(data[<text:span text:style-name="T14">0</text:span>][<text:span text:style-name="T16">'b'</text:span>])</text:p>
        <text:p text:style-name="P8"><text:span text:style-name="T19">print</text:span> <text:span text:style-name="T16">'DECODED :'</text:span>, <text:span text:style-name="T18">type</text:span>(decoded[<text:span text:style-name="T14">0</text:span>][<text:span text:style-name="T16">'b'</text:span>])</text:p>
        <text:p text:style-name="P5">In particular, strings are converted to unicode and tuples become lists.</text:p>
        <text:p text:style-name="P11">$ python json_simple_types_decode.py</text:p>
        <text:p text:style-name="P14"/>
        <text:p text:style-name="P11">ENCODED: [{"a": "A", "c": 3.0, "b": [2, 4]}]</text:p>
        <text:p text:style-name="P11">DECODED: [{u'a': u'A', u'c': 3.0, u'b': [2, 4]}]</text:p>
        <text:p text:style-name="P11">ORIGINAL: &lt;type 'tuple'&gt;</text:p>
        <text:p text:style-name="P8">DECODED : &lt;type 'list'&gt;</text:p>
      </text:section>
      <text:section text:style-name="Sect1" text:name="human-consumable-vs-compact-output">
        <text:h text:style-name="P7" text:outline-level="2">Human-consumable vs. Compact Output</text:h>
        <text:p text:style-name="P6"><text:span text:style-name="T2">Another benefit of JSON over pickle is that the results are human-readable. The </text:span><text:span text:style-name="Teletype"><text:span text:style-name="T3">dumps()</text:span></text:span><text:span text:style-name="T2"> function accepts several arguments to make the output even nicer. For example, </text:span><text:span text:style-name="Teletype"><text:span text:style-name="T3">sort_keys</text:span></text:span><text:span text:style-name="T2"> tells the encoder to output the keys of a dictionary in sorted, instead of random, order.</text:span></text:p>
        <text:p text:style-name="P11">import <text:span text:style-name="T12">json</text:span></text:p>
        <text:p text:style-name="P14"/>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1"><text:span text:style-name="T19">print</text:span> <text:span text:style-name="T16">'DATA:'</text:span>, <text:span text:style-name="T18">repr</text:span>(data)</text:p>
        <text:p text:style-name="P14"/>
        <text:p text:style-name="P11">unsorted <text:span text:style-name="T14">=</text:span> json<text:span text:style-name="T14">.</text:span>dumps(data)</text:p>
        <text:p text:style-name="P11"><text:span text:style-name="T19">print</text:span> <text:span text:style-name="T16">'JSON:'</text:span>, json<text:span text:style-name="T14">.</text:span>dumps(data)</text:p>
        <text:p text:style-name="P11"><text:span text:style-name="T19">print</text:span> <text:span text:style-name="T16">'SORT:'</text:span>, json<text:span text:style-name="T14">.</text:span>dumps(data, sort_keys<text:span text:style-name="T14">=</text:span><text:span text:style-name="T18">True</text:span>)</text:p>
        <text:p text:style-name="P14"/>
        <text:p text:style-name="P11">first <text:span text:style-name="T14">=</text:span> json<text:span text:style-name="T14">.</text:span>dumps(data, sort_keys<text:span text:style-name="T14">=</text:span><text:span text:style-name="T18">True</text:span>)</text:p>
        <text:p text:style-name="P11">second <text:span text:style-name="T14">=</text:span> json<text:span text:style-name="T14">.</text:span>dumps(data, sort_keys<text:span text:style-name="T14">=</text:span><text:span text:style-name="T18">True</text:span>)</text:p>
        <text:p text:style-name="P14"/>
        <text:p text:style-name="P11"><text:span text:style-name="T19">print</text:span> <text:span text:style-name="T16">'UNSORTED MATCH:'</text:span>, unsorted <text:span text:style-name="T14">==</text:span> first</text:p>
        <text:p text:style-name="P8"><text:soft-page-break/><text:span text:style-name="T19">print</text:span> <text:span text:style-name="T16">'SORTED MATCH <text:s/>:'</text:span>, first <text:span text:style-name="T14">==</text:span> second</text:p>
        <text:p text:style-name="P5">Sorting makes it easier to scan the results by eye, and also makes it possible to compare JSON output in tests.</text:p>
        <text:p text:style-name="P11">$ python json_sort_keys.py</text:p>
        <text:p text:style-name="P14"/>
        <text:p text:style-name="P11">DATA: [{'a': 'A', 'c': 3.0, 'b': (2, 4)}]</text:p>
        <text:p text:style-name="P11">JSON: [{"a": "A", "c": 3.0, "b": [2, 4]}]</text:p>
        <text:p text:style-name="P11">SORT: [{"a": "A", "b": [2, 4], "c": 3.0}]</text:p>
        <text:p text:style-name="P11">UNSORTED MATCH: False</text:p>
        <text:p text:style-name="P8">SORTED MATCH <text:s/>: True</text:p>
        <text:p text:style-name="P6"><text:span text:style-name="T2">For highly-nested data structures, you will want to specify a value for </text:span><text:span text:style-name="Teletype"><text:span text:style-name="T3">indent</text:span></text:span><text:span text:style-name="T2">, so the output is formatted nicely as well.</text:span></text:p>
        <text:p text:style-name="P11">import <text:span text:style-name="T12">json</text:span></text:p>
        <text:p text:style-name="P14"/>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1"><text:span text:style-name="T19">print</text:span> <text:span text:style-name="T16">'DATA:'</text:span>, <text:span text:style-name="T18">repr</text:span>(data)</text:p>
        <text:p text:style-name="P14"/>
        <text:p text:style-name="P11"><text:span text:style-name="T19">print</text:span> <text:span text:style-name="T16">'NORMAL:'</text:span>, json<text:span text:style-name="T14">.</text:span>dumps(data, sort_keys<text:span text:style-name="T14">=</text:span><text:span text:style-name="T18">True</text:span>)</text:p>
        <text:p text:style-name="P8"><text:span text:style-name="T19">print</text:span> <text:span text:style-name="T16">'INDENT:'</text:span>, json<text:span text:style-name="T14">.</text:span>dumps(data, sort_keys<text:span text:style-name="T14">=</text:span><text:span text:style-name="T18">True</text:span>, indent<text:span text:style-name="T14">=2</text:span>)</text:p>
        <text:p text:style-name="P6"><text:span text:style-name="T2">When indent is a non-negative integer, the output more closely resembles that of </text:span><text:a xlink:type="simple" xlink:href="http://pymotw.com/2/pprint/index.html#module-pprint"><text:span text:style-name="Teletype"><text:span text:style-name="T6">pprint</text:span></text:span></text:a><text:span text:style-name="T2">, with leading spaces for each level of the data structure matching the indent level.</text:span></text:p>
        <text:p text:style-name="P11">$ python json_indent.py</text:p>
        <text:p text:style-name="P14"/>
        <text:p text:style-name="P11">DATA: [{'a': 'A', 'c': 3.0, 'b': (2, 4)}]</text:p>
        <text:p text:style-name="P11">NORMAL: [{"a": "A", "b": [2, 4], "c": 3.0}]</text:p>
        <text:p text:style-name="P11">INDENT: [</text:p>
        <text:p text:style-name="P12"><text:s text:c="2"/><text:span text:style-name="T1">{</text:span></text:p>
        <text:p text:style-name="P12"><text:s text:c="4"/><text:span text:style-name="T1">"a": "A",</text:span></text:p>
        <text:p text:style-name="P12"><text:s text:c="4"/><text:span text:style-name="T1">"b": [</text:span></text:p>
        <text:p text:style-name="P12"><text:s text:c="6"/><text:span text:style-name="T1">2,</text:span></text:p>
        <text:p text:style-name="P12"><text:s text:c="6"/><text:span text:style-name="T1">4</text:span></text:p>
        <text:p text:style-name="P12"><text:s text:c="4"/><text:span text:style-name="T1">],</text:span></text:p>
        <text:p text:style-name="P12"><text:s text:c="4"/><text:span text:style-name="T1">"c": 3.0</text:span></text:p>
        <text:p text:style-name="P12"><text:s text:c="2"/><text:span text:style-name="T1">}</text:span></text:p>
        <text:p text:style-name="P8">]</text:p>
        <text:p text:style-name="P5">Verbose output like this increases the number of bytes needed to transmit the same amount of data, however, so it isn’t the sort of thing you necessarily want to use in a production environment. In fact, you may want to adjust the settings for separating data in the encoded output to make it even more compact than the default.</text:p>
        <text:p text:style-name="P11">import <text:span text:style-name="T12">json</text:span></text:p>
        <text:p text:style-name="P14"/>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1"><text:span text:style-name="T19">print</text:span> <text:span text:style-name="T16">'DATA:'</text:span>, <text:span text:style-name="T18">repr</text:span>(data)</text:p>
        <text:p text:style-name="P11"><text:span text:style-name="T19">print</text:span> <text:span text:style-name="T16">'repr(data) <text:s text:c="12"/>:'</text:span>, <text:span text:style-name="T18">len</text:span>(<text:span text:style-name="T18">repr</text:span>(data))</text:p>
        <text:p text:style-name="P11"><text:span text:style-name="T19">print</text:span> <text:span text:style-name="T16">'dumps(data) <text:s text:c="11"/>:'</text:span>, <text:span text:style-name="T18">len</text:span>(json<text:span text:style-name="T14">.</text:span>dumps(data))</text:p>
        <text:p text:style-name="P11"><text:span text:style-name="T19">print</text:span> <text:span text:style-name="T16">'dumps(data, indent=2) <text:s/>:'</text:span>, <text:span text:style-name="T18">len</text:span>(json<text:span text:style-name="T14">.</text:span>dumps(data, indent<text:span text:style-name="T14">=2</text:span>))</text:p>
        <text:p text:style-name="P8"><text:span text:style-name="T19">print</text:span> <text:span text:style-name="T16">'dumps(data, separators):'</text:span>, <text:span text:style-name="T18">len</text:span>(json<text:span text:style-name="T14">.</text:span>dumps(data, separators<text:span text:style-name="T14">=</text:span>(<text:span text:style-name="T16">','</text:span>,<text:span text:style-name="T16">':'</text:span>)))</text:p>
        <text:p text:style-name="P6"><text:soft-page-break/><text:span text:style-name="T2">The </text:span><text:span text:style-name="Teletype"><text:span text:style-name="T3">separators</text:span></text:span><text:span text:style-name="T2"> argument to </text:span><text:span text:style-name="Teletype"><text:span text:style-name="T3">dumps()</text:span></text:span><text:span text:style-name="T2"> should be a tuple containing the strings to separate items in a list and keys from values in a dictionary. The default is </text:span><text:span text:style-name="Teletype"><text:span text:style-name="T3">(', ', ': ')</text:span></text:span><text:span text:style-name="T2">. By removing the whitespace, we can produce a more compact output.</text:span></text:p>
        <text:p text:style-name="P11">$ python json_compact_encoding.py</text:p>
        <text:p text:style-name="P14"/>
        <text:p text:style-name="P11">DATA: [{'a': 'A', 'c': 3.0, 'b': (2, 4)}]</text:p>
        <text:p text:style-name="P11">repr(data) <text:s text:c="12"/>: 35</text:p>
        <text:p text:style-name="P11">dumps(data) <text:s text:c="11"/>: 35</text:p>
        <text:p text:style-name="P11">dumps(data, indent=2) <text:s/>: 76</text:p>
        <text:p text:style-name="P8">dumps(data, separators): 29</text:p>
      </text:section>
      <text:section text:style-name="Sect1" text:name="encoding-dictionaries">
        <text:h text:style-name="P7" text:outline-level="2">Encoding Dictionaries</text:h>
        <text:p text:style-name="P6"><text:span text:style-name="T2">The JSON format expects the keys to a dictionary to be strings. If you have other types as keys in your dictionary, trying to encode the object will produce a </text:span><text:a xlink:type="simple" xlink:href="http://pymotw.com/2/exceptions/index.html#exceptions-valueerror"><text:span text:style-name="Emphasis"><text:span text:style-name="T7">ValueError</text:span></text:span></text:a><text:span text:style-name="T2">. One way to work around that limitation is to skip over non-string keys using the </text:span><text:span text:style-name="Teletype"><text:span text:style-name="T3">skipkeys</text:span></text:span><text:span text:style-name="T2"> argument:</text:span></text:p>
        <text:p text:style-name="P11">import <text:span text:style-name="T12">json</text:span></text:p>
        <text:p text:style-name="P14"/>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text:span text:style-name="T16">'d'</text:span>,):<text:span text:style-name="T16">'D tuple'</text:span> } ]</text:p>
        <text:p text:style-name="P14"/>
        <text:p text:style-name="P11"><text:span text:style-name="T19">print</text:span> <text:span text:style-name="T16">'First attempt'</text:span></text:p>
        <text:p text:style-name="P11"><text:span text:style-name="T19">try</text:span>:</text:p>
        <text:p text:style-name="P12"><text:s text:c="4"/><text:span text:style-name="T20">print</text:span><text:span text:style-name="T1"> json</text:span><text:span text:style-name="T15">.</text:span><text:span text:style-name="T1">dumps(data)</text:span></text:p>
        <text:p text:style-name="P11"><text:span text:style-name="T19">except</text:span> (<text:span text:style-name="T22">TypeError</text:span>, <text:span text:style-name="T22">ValueError</text:span>) <text:span text:style-name="T19">as</text:span> err:</text:p>
        <text:p text:style-name="P12"><text:s text:c="4"/><text:span text:style-name="T20">print</text:span><text:span text:style-name="T1"> </text:span><text:span text:style-name="T17">'ERROR:'</text:span><text:span text:style-name="T1">, err</text:span></text:p>
        <text:p text:style-name="P14"/>
        <text:p text:style-name="P13">print</text:p>
        <text:p text:style-name="P11"><text:span text:style-name="T19">print</text:span> <text:span text:style-name="T16">'Second attempt'</text:span></text:p>
        <text:p text:style-name="P8"><text:span text:style-name="T19">print</text:span> json<text:span text:style-name="T14">.</text:span>dumps(data, skipkeys<text:span text:style-name="T14">=</text:span><text:span text:style-name="T18">True</text:span>)</text:p>
        <text:p text:style-name="P5">Rather than raising an exception, the non-string key is simply ignored.</text:p>
        <text:p text:style-name="P11">$ python json_skipkeys.py</text:p>
        <text:p text:style-name="P14"/>
        <text:p text:style-name="P11">First attempt</text:p>
        <text:p text:style-name="P11">ERROR: keys must be a string</text:p>
        <text:p text:style-name="P14"/>
        <text:p text:style-name="P11">Second attempt</text:p>
        <text:p text:style-name="P8">[{"a": "A", "c": 3.0, "b": [2, 4]}]</text:p>
      </text:section>
      <text:section text:style-name="Sect1" text:name="working-with-your-own-types">
        <text:h text:style-name="P7" text:outline-level="2">Working with Your Own Types</text:h>
        <text:p text:style-name="P6"><text:span text:style-name="T2">All of the examples so far have used Pythons built-in types because those are supported by </text:span><text:a xlink:type="simple" xlink:href="http://pymotw.com/2/json/#module-json"><text:span text:style-name="Teletype"><text:span text:style-name="T6">json</text:span></text:span></text:a><text:span text:style-name="T2"> natively. It isn’t uncommon, of course, to have your own types that you want to be able to encode as well. There are two ways to do that.</text:span></text:p>
        <text:p text:style-name="P5">First, we’ll need a class to encode:</text:p>
        <text:p text:style-name="P11"><text:span text:style-name="T19">class</text:span> <text:span text:style-name="T12">MyObj</text:span>(<text:span text:style-name="T18">object</text:span>):</text:p>
        <text:p text:style-name="P12"><text:s text:c="4"/><text:span text:style-name="T20">def</text:span><text:span text:style-name="T1"> </text:span><text:span text:style-name="T13">__init__</text:span><text:span text:style-name="T1">(</text:span><text:span text:style-name="T21">self</text:span><text:span text:style-name="T1">, s):</text:span></text:p>
        <text:p text:style-name="P12"><text:s text:c="8"/><text:span text:style-name="T21">self</text:span><text:span text:style-name="T15">.</text:span><text:span text:style-name="T1">s </text:span><text:span text:style-name="T15">=</text:span><text:span text:style-name="T1"> s</text:span></text:p>
        <text:p text:style-name="P12"><text:s text:c="4"/><text:span text:style-name="T20">def</text:span><text:span text:style-name="T1"> </text:span><text:span text:style-name="T13">__repr__</text:span><text:span text:style-name="T1">(</text:span><text:span text:style-name="T21">self</text:span><text:span text:style-name="T1">):</text:span></text:p>
        <text:p text:style-name="P9"><text:s text:c="8"/><text:span text:style-name="T20">return</text:span><text:span text:style-name="T1"> </text:span><text:span text:style-name="T17">'&lt;MyObj(</text:span><text:span text:style-name="T23">%s</text:span><text:span text:style-name="T17">)&gt;'</text:span><text:span text:style-name="T1"> </text:span><text:span text:style-name="T15">%</text:span><text:span text:style-name="T1"> </text:span><text:span text:style-name="T21">self</text:span><text:span text:style-name="T15">.</text:span><text:span text:style-name="T1">s</text:span></text:p>
        <text:p text:style-name="P6"><text:soft-page-break/><text:span text:style-name="T2">The simple way of encoding a </text:span><text:span text:style-name="Teletype"><text:span text:style-name="T3">MyObj</text:span></text:span><text:span text:style-name="T2"> instance is to define a function to convert an unknown type to a known type. You don’t have to do the encoding yourself, just convert one object to another.</text:span></text:p>
        <text:p text:style-name="P11">import <text:span text:style-name="T12">json</text:span></text:p>
        <text:p text:style-name="P11">import <text:span text:style-name="T12">json_myobj</text:span></text:p>
        <text:p text:style-name="P14"/>
        <text:p text:style-name="P11">obj <text:span text:style-name="T14">=</text:span> json_myobj<text:span text:style-name="T14">.</text:span>MyObj(<text:span text:style-name="T16">'instance value goes here'</text:span>)</text:p>
        <text:p text:style-name="P14"/>
        <text:p text:style-name="P11"><text:span text:style-name="T19">print</text:span> <text:span text:style-name="T16">'First attempt'</text:span></text:p>
        <text:p text:style-name="P11"><text:span text:style-name="T19">try</text:span>:</text:p>
        <text:p text:style-name="P12"><text:s text:c="4"/><text:span text:style-name="T20">print</text:span><text:span text:style-name="T1"> json</text:span><text:span text:style-name="T15">.</text:span><text:span text:style-name="T1">dumps(obj)</text:span></text:p>
        <text:p text:style-name="P11"><text:span text:style-name="T19">except</text:span> <text:span text:style-name="T22">TypeError</text:span>, err:</text:p>
        <text:p text:style-name="P12"><text:s text:c="4"/><text:span text:style-name="T20">print</text:span><text:span text:style-name="T1"> </text:span><text:span text:style-name="T17">'ERROR:'</text:span><text:span text:style-name="T1">, err</text:span></text:p>
        <text:p text:style-name="P14"/>
        <text:p text:style-name="P11"><text:span text:style-name="T19">def</text:span> <text:span text:style-name="T11">convert_to_builtin_type</text:span>(obj):</text:p>
        <text:p text:style-name="P12"><text:s text:c="4"/><text:span text:style-name="T20">print</text:span><text:span text:style-name="T1"> </text:span><text:span text:style-name="T17">'default('</text:span><text:span text:style-name="T1">, </text:span><text:span text:style-name="T21">repr</text:span><text:span text:style-name="T1">(obj), </text:span><text:span text:style-name="T17">')'</text:span></text:p>
        <text:p text:style-name="P12"><text:s text:c="4"/><text:span text:style-name="T24"># Convert objects to a dictionary of their representation</text:span></text:p>
        <text:p text:style-name="P12"><text:s text:c="4"/><text:span text:style-name="T1">d </text:span><text:span text:style-name="T15">=</text:span><text:span text:style-name="T1"> { </text:span><text:span text:style-name="T17">'__class__'</text:span><text:span text:style-name="T1">:obj</text:span><text:span text:style-name="T15">.</text:span><text:span text:style-name="T1">__class__</text:span><text:span text:style-name="T15">.</text:span><text:span text:style-name="T1">__name__, </text:span></text:p>
        <text:p text:style-name="P12"><text:s text:c="10"/><text:span text:style-name="T17">'__module__'</text:span><text:span text:style-name="T1">:obj</text:span><text:span text:style-name="T15">.</text:span><text:span text:style-name="T1">__module__,</text:span></text:p>
        <text:p text:style-name="P12"><text:s text:c="10"/><text:span text:style-name="T1">}</text:span></text:p>
        <text:p text:style-name="P12"><text:s text:c="4"/><text:span text:style-name="T1">d</text:span><text:span text:style-name="T15">.</text:span><text:span text:style-name="T1">update(obj</text:span><text:span text:style-name="T15">.</text:span><text:span text:style-name="T1">__dict__)</text:span></text:p>
        <text:p text:style-name="P12"><text:s text:c="4"/><text:span text:style-name="T20">return</text:span><text:span text:style-name="T1"> d</text:span></text:p>
        <text:p text:style-name="P14"/>
        <text:p text:style-name="P13">print</text:p>
        <text:p text:style-name="P11"><text:span text:style-name="T19">print</text:span> <text:span text:style-name="T16">'With default'</text:span></text:p>
        <text:p text:style-name="P8"><text:span text:style-name="T19">print</text:span> json<text:span text:style-name="T14">.</text:span>dumps(obj, default<text:span text:style-name="T14">=</text:span>convert_to_builtin_type)</text:p>
        <text:p text:style-name="P6"><text:span text:style-name="T2">In </text:span><text:span text:style-name="Teletype"><text:span text:style-name="T3">convert_to_builtin_type()</text:span></text:span><text:span text:style-name="T2">, instances of classes not recognized by </text:span><text:a xlink:type="simple" xlink:href="http://pymotw.com/2/json/#module-json"><text:span text:style-name="Teletype"><text:span text:style-name="T6">json</text:span></text:span></text:a><text:span text:style-name="T2"> are converted to dictionaries with enough information to re-create the object if a program has access to the Python modules necessary.</text:span></text:p>
        <text:p text:style-name="P11">$ python json_dump_default.py</text:p>
        <text:p text:style-name="P14"/>
        <text:p text:style-name="P11">First attempt</text:p>
        <text:p text:style-name="P11">ERROR: &lt;MyObj(instance value goes here)&gt; is not JSON serializable</text:p>
        <text:p text:style-name="P14"/>
        <text:p text:style-name="P11">With default</text:p>
        <text:p text:style-name="P11">default( &lt;MyObj(instance value goes here)&gt; )</text:p>
        <text:p text:style-name="P8">{"s": "instance value goes here", "__module__": "json_myobj", "__class__": "MyObj"}</text:p>
        <text:p text:style-name="P6"><text:span text:style-name="T2">To decode the results and create a </text:span><text:span text:style-name="Teletype"><text:span text:style-name="T3">MyObj</text:span></text:span><text:span text:style-name="T2"> instance, we need to tie in to the decoder so we can import the class from the module and create the instance. For that, we use the </text:span><text:span text:style-name="Teletype"><text:span text:style-name="T3">object_hook</text:span></text:span><text:span text:style-name="T2"> argument to </text:span><text:span text:style-name="Teletype"><text:span text:style-name="T3">loads()</text:span></text:span><text:span text:style-name="T2">.</text:span></text:p>
        <text:p text:style-name="P6"><text:span text:style-name="T2">The </text:span><text:span text:style-name="Teletype"><text:span text:style-name="T3">object_hook</text:span></text:span><text:span text:style-name="T2"> is called for each dictionary decoded from the incoming data stream, giving us a chance to convert the dictionary to another type of object. The hook function should return the object it wants the calling application to receive instead of the dictionary.</text:span></text:p>
        <text:p text:style-name="P11">import <text:span text:style-name="T12">json</text:span></text:p>
        <text:p text:style-name="P14"/>
        <text:p text:style-name="P11"><text:span text:style-name="T19">def</text:span> <text:span text:style-name="T11">dict_to_object</text:span>(d):</text:p>
        <text:p text:style-name="P12"><text:s text:c="4"/><text:span text:style-name="T20">if</text:span><text:span text:style-name="T1"> </text:span><text:span text:style-name="T17">'__class__'</text:span><text:span text:style-name="T1"> </text:span><text:span text:style-name="T25">in</text:span><text:span text:style-name="T1"> d:</text:span></text:p>
        <text:p text:style-name="P12"><text:s text:c="8"/><text:span text:style-name="T1">class_name </text:span><text:span text:style-name="T15">=</text:span><text:span text:style-name="T1"> d</text:span><text:span text:style-name="T15">.</text:span><text:span text:style-name="T1">pop(</text:span><text:span text:style-name="T17">'__class__'</text:span><text:span text:style-name="T1">)</text:span></text:p>
        <text:p text:style-name="P12"><text:s text:c="8"/><text:span text:style-name="T1">module_name </text:span><text:span text:style-name="T15">=</text:span><text:span text:style-name="T1"> d</text:span><text:span text:style-name="T15">.</text:span><text:span text:style-name="T1">pop(</text:span><text:span text:style-name="T17">'__module__'</text:span><text:span text:style-name="T1">)</text:span></text:p>
        <text:p text:style-name="P12"><text:s text:c="8"/><text:span text:style-name="T1">module </text:span><text:span text:style-name="T15">=</text:span><text:span text:style-name="T1"> </text:span><text:span text:style-name="T21">__import__</text:span><text:span text:style-name="T1">(module_name)</text:span></text:p>
        <text:p text:style-name="P12"><text:s text:c="8"/><text:span text:style-name="T20">print</text:span><text:span text:style-name="T1"> </text:span><text:span text:style-name="T17">'MODULE:'</text:span><text:span text:style-name="T1">, module</text:span></text:p>
        <text:p text:style-name="P12"><text:s text:c="8"/><text:span text:style-name="T1">class_ </text:span><text:span text:style-name="T15">=</text:span><text:span text:style-name="T1"> </text:span><text:span text:style-name="T21">getattr</text:span><text:span text:style-name="T1">(module, class_name)</text:span></text:p>
        <text:p text:style-name="P12"><text:s text:c="8"/><text:span text:style-name="T20">print</text:span><text:span text:style-name="T1"> </text:span><text:span text:style-name="T17">'CLASS:'</text:span><text:span text:style-name="T1">, class_</text:span></text:p>
        <text:p text:style-name="P12"><text:soft-page-break/><text:s text:c="8"/><text:span text:style-name="T1">args </text:span><text:span text:style-name="T15">=</text:span><text:span text:style-name="T1"> </text:span><text:span text:style-name="T21">dict</text:span><text:span text:style-name="T1">( (key</text:span><text:span text:style-name="T15">.</text:span><text:span text:style-name="T1">encode(</text:span><text:span text:style-name="T17">'ascii'</text:span><text:span text:style-name="T1">), value) </text:span><text:span text:style-name="T20">for</text:span><text:span text:style-name="T1"> key, value </text:span><text:span text:style-name="T25">in</text:span><text:span text:style-name="T1"> d</text:span><text:span text:style-name="T15">.</text:span><text:span text:style-name="T1">items())</text:span></text:p>
        <text:p text:style-name="P12"><text:s text:c="8"/><text:span text:style-name="T20">print</text:span><text:span text:style-name="T1"> </text:span><text:span text:style-name="T17">'INSTANCE ARGS:'</text:span><text:span text:style-name="T1">, args</text:span></text:p>
        <text:p text:style-name="P12"><text:s text:c="8"/><text:span text:style-name="T1">inst </text:span><text:span text:style-name="T15">=</text:span><text:span text:style-name="T1"> class_(</text:span><text:span text:style-name="T15">**</text:span><text:span text:style-name="T1">args)</text:span></text:p>
        <text:p text:style-name="P12"><text:s text:c="4"/><text:span text:style-name="T20">else</text:span><text:span text:style-name="T1">:</text:span></text:p>
        <text:p text:style-name="P12"><text:s text:c="8"/><text:span text:style-name="T1">inst </text:span><text:span text:style-name="T15">=</text:span><text:span text:style-name="T1"> d</text:span></text:p>
        <text:p text:style-name="P12"><text:s text:c="4"/><text:span text:style-name="T20">return</text:span><text:span text:style-name="T1"> inst</text:span></text:p>
        <text:p text:style-name="P14"/>
        <text:p text:style-name="P11">encoded_object <text:span text:style-name="T14">=</text:span> <text:span text:style-name="T16">'[{"s": "instance value goes here", "__module__": "json_myobj", "__class__": "MyObj"}]'</text:span></text:p>
        <text:p text:style-name="P14"/>
        <text:p text:style-name="P11">myobj_instance <text:span text:style-name="T14">=</text:span> json<text:span text:style-name="T14">.</text:span>loads(encoded_object, object_hook<text:span text:style-name="T14">=</text:span>dict_to_object)</text:p>
        <text:p text:style-name="P8"><text:span text:style-name="T19">print</text:span> myobj_instance</text:p>
        <text:p text:style-name="P6"><text:span text:style-name="T2">Since </text:span><text:a xlink:type="simple" xlink:href="http://pymotw.com/2/json/#module-json"><text:span text:style-name="Teletype"><text:span text:style-name="T6">json</text:span></text:span></text:a><text:span text:style-name="T2"> converts string values to unicode objects, we need to re-encode them as ASCII strings before using them as keyword arguments to the class constructor.</text:span></text:p>
        <text:p text:style-name="P11">$ python json_load_object_hook.py</text:p>
        <text:p text:style-name="P14"/>
        <text:p text:style-name="P11">MODULE: &lt;module 'json_myobj' from '/Users/dhellmann/Documents/PyMOTW/src/PyMOTW/json/json_myobj.pyc'&gt;</text:p>
        <text:p text:style-name="P11">CLASS: &lt;class 'json_myobj.MyObj'&gt;</text:p>
        <text:p text:style-name="P11">INSTANCE ARGS: {'s': u'instance value goes here'}</text:p>
        <text:p text:style-name="P8">[&lt;MyObj(instance value goes here)&gt;]</text:p>
        <text:p text:style-name="P6"><text:span text:style-name="T2">Similar hooks are available for the built-in types integers (</text:span><text:span text:style-name="Teletype"><text:span text:style-name="T3">parse_int</text:span></text:span><text:span text:style-name="T2">), floating point numbers (</text:span><text:span text:style-name="Teletype"><text:span text:style-name="T3">parse_float</text:span></text:span><text:span text:style-name="T2">), and constants (</text:span><text:span text:style-name="Teletype"><text:span text:style-name="T3">parse_constant</text:span></text:span><text:span text:style-name="T2">).</text:span></text:p>
      </text:section>
      <text:section text:style-name="Sect1" text:name="encoder-and-decoder-classes">
        <text:h text:style-name="P7" text:outline-level="2">Encoder and Decoder Classes</text:h>
        <text:p text:style-name="P6"><text:span text:style-name="T2">Besides the convenience functions we have already examined, the </text:span><text:a xlink:type="simple" xlink:href="http://pymotw.com/2/json/#module-json"><text:span text:style-name="Teletype"><text:span text:style-name="T6">json</text:span></text:span></text:a><text:span text:style-name="T2"> module provides classes for encoding and decoding. When using the classes directly, you have access to extra APIs and can create subclasses to customize their behavior.</text:span></text:p>
        <text:p text:style-name="P5">The JSONEncoder provides an iterable interface for producing “chunks” of encoded data, making it easier for you to write to files or network sockets without having to represent an entire data structure in memory.</text:p>
        <text:p text:style-name="P11">import <text:span text:style-name="T12">json</text:span></text:p>
        <text:p text:style-name="P14"/>
        <text:p text:style-name="P11">encoder <text:span text:style-name="T14">=</text:span> json<text:span text:style-name="T14">.</text:span>JSONEncoder()</text:p>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4"/>
        <text:p text:style-name="P11"><text:span text:style-name="T19">for</text:span> part <text:span text:style-name="T26">in</text:span> encoder<text:span text:style-name="T14">.</text:span>iterencode(data):</text:p>
        <text:p text:style-name="P9"><text:s text:c="4"/><text:span text:style-name="T20">print</text:span><text:span text:style-name="T1"> </text:span><text:span text:style-name="T17">'PART:'</text:span><text:span text:style-name="T1">, part</text:span></text:p>
        <text:p text:style-name="P5">As you can see, the output is generated in logical units, rather than being based on any size value.</text:p>
        <text:p text:style-name="P11">$ python json_encoder_iterable.py</text:p>
        <text:p text:style-name="P14"/>
        <text:p text:style-name="P11">PART: [</text:p>
        <text:p text:style-name="P11">PART: {</text:p>
        <text:p text:style-name="P11">PART: "a"</text:p>
        <text:p text:style-name="P11">PART: :</text:p>
        <text:p text:style-name="P11">PART: "A"</text:p>
        <text:p text:style-name="P11">PART: ,</text:p>
        <text:p text:style-name="P11">PART: "c"</text:p>
        <text:p text:style-name="P11">PART: :</text:p>
        <text:p text:style-name="P11">PART: 3.0</text:p>
        <text:p text:style-name="P11"><text:soft-page-break/>PART: ,</text:p>
        <text:p text:style-name="P11">PART: "b"</text:p>
        <text:p text:style-name="P11">PART: :</text:p>
        <text:p text:style-name="P11">PART: [2</text:p>
        <text:p text:style-name="P11">PART: , 4</text:p>
        <text:p text:style-name="P11">PART: ]</text:p>
        <text:p text:style-name="P11">PART: }</text:p>
        <text:p text:style-name="P8">PART: ]</text:p>
        <text:p text:style-name="P6"><text:span text:style-name="T2">The </text:span><text:span text:style-name="Teletype"><text:span text:style-name="T3">encode()</text:span></text:span><text:span text:style-name="T2"> method is basically equivalent to </text:span><text:span text:style-name="Teletype"><text:span text:style-name="T3">''.join(encoder.iterencode())</text:span></text:span><text:span text:style-name="T2">, with some extra error checking up front.</text:span></text:p>
        <text:p text:style-name="P6"><text:span text:style-name="T2">To encode arbitrary objects, we can override the </text:span><text:span text:style-name="Teletype"><text:span text:style-name="T3">default()</text:span></text:span><text:span text:style-name="T2"> method with an implementation similar to what we used above in</text:span><text:span text:style-name="Teletype"><text:span text:style-name="T3">convert_to_builtin_type()</text:span></text:span><text:span text:style-name="T2">.</text:span></text:p>
        <text:p text:style-name="P11">import <text:span text:style-name="T12">json</text:span></text:p>
        <text:p text:style-name="P11">import <text:span text:style-name="T12">json_myobj</text:span></text:p>
        <text:p text:style-name="P14"/>
        <text:p text:style-name="P11"><text:span text:style-name="T19">class</text:span> <text:span text:style-name="T12">MyEncoder</text:span>(json<text:span text:style-name="T14">.</text:span>JSONEncoder):</text:p>
        <text:p text:style-name="P12"><text:s text:c="4"/></text:p>
        <text:p text:style-name="P12"><text:s text:c="4"/><text:span text:style-name="T20">def</text:span><text:span text:style-name="T1"> </text:span><text:span text:style-name="T13">default</text:span><text:span text:style-name="T1">(</text:span><text:span text:style-name="T21">self</text:span><text:span text:style-name="T1">, obj):</text:span></text:p>
        <text:p text:style-name="P12"><text:s text:c="8"/><text:span text:style-name="T20">print</text:span><text:span text:style-name="T1"> </text:span><text:span text:style-name="T17">'default('</text:span><text:span text:style-name="T1">, </text:span><text:span text:style-name="T21">repr</text:span><text:span text:style-name="T1">(obj), </text:span><text:span text:style-name="T17">')'</text:span></text:p>
        <text:p text:style-name="P12"><text:s text:c="8"/><text:span text:style-name="T24"># Convert objects to a dictionary of their representation</text:span></text:p>
        <text:p text:style-name="P12"><text:s text:c="8"/><text:span text:style-name="T1">d </text:span><text:span text:style-name="T15">=</text:span><text:span text:style-name="T1"> { </text:span><text:span text:style-name="T17">'__class__'</text:span><text:span text:style-name="T1">:obj</text:span><text:span text:style-name="T15">.</text:span><text:span text:style-name="T1">__class__</text:span><text:span text:style-name="T15">.</text:span><text:span text:style-name="T1">__name__, </text:span></text:p>
        <text:p text:style-name="P12"><text:s text:c="14"/><text:span text:style-name="T17">'__module__'</text:span><text:span text:style-name="T1">:obj</text:span><text:span text:style-name="T15">.</text:span><text:span text:style-name="T1">__module__,</text:span></text:p>
        <text:p text:style-name="P12"><text:s text:c="14"/><text:span text:style-name="T1">}</text:span></text:p>
        <text:p text:style-name="P12"><text:s text:c="8"/><text:span text:style-name="T1">d</text:span><text:span text:style-name="T15">.</text:span><text:span text:style-name="T1">update(obj</text:span><text:span text:style-name="T15">.</text:span><text:span text:style-name="T1">__dict__)</text:span></text:p>
        <text:p text:style-name="P12"><text:s text:c="8"/><text:span text:style-name="T20">return</text:span><text:span text:style-name="T1"> d</text:span></text:p>
        <text:p text:style-name="P14"/>
        <text:p text:style-name="P11">obj <text:span text:style-name="T14">=</text:span> json_myobj<text:span text:style-name="T14">.</text:span>MyObj(<text:span text:style-name="T16">'internal data'</text:span>)</text:p>
        <text:p text:style-name="P11"><text:span text:style-name="T19">print</text:span> obj</text:p>
        <text:p text:style-name="P8"><text:span text:style-name="T19">print</text:span> MyEncoder()<text:span text:style-name="T14">.</text:span>encode(obj)</text:p>
        <text:p text:style-name="P5">The output is the same as the previous implementation.</text:p>
        <text:p text:style-name="P11">$ python json_encoder_default.py</text:p>
        <text:p text:style-name="P14"/>
        <text:p text:style-name="P11">&lt;MyObj(internal data)&gt;</text:p>
        <text:p text:style-name="P11">default( &lt;MyObj(internal data)&gt; )</text:p>
        <text:p text:style-name="P8">{"s": "internal data", "__module__": "json_myobj", "__class__": "MyObj"}</text:p>
        <text:p text:style-name="P5">Decoding text, then converting the dictionary into an object takes a little more work to set up than our previous implementation, but not much.</text:p>
        <text:p text:style-name="P11">import <text:span text:style-name="T12">json</text:span></text:p>
        <text:p text:style-name="P14"/>
        <text:p text:style-name="P11"><text:span text:style-name="T19">class</text:span> <text:span text:style-name="T12">MyDecoder</text:span>(json<text:span text:style-name="T14">.</text:span>JSONDecoder):</text:p>
        <text:p text:style-name="P12"><text:s text:c="4"/></text:p>
        <text:p text:style-name="P12"><text:s text:c="4"/><text:span text:style-name="T20">def</text:span><text:span text:style-name="T1"> </text:span><text:span text:style-name="T13">__init__</text:span><text:span text:style-name="T1">(</text:span><text:span text:style-name="T21">self</text:span><text:span text:style-name="T1">):</text:span></text:p>
        <text:p text:style-name="P12"><text:s text:c="8"/><text:span text:style-name="T1">json</text:span><text:span text:style-name="T15">.</text:span><text:span text:style-name="T1">JSONDecoder</text:span><text:span text:style-name="T15">.</text:span><text:span text:style-name="T1">__init__(</text:span><text:span text:style-name="T21">self</text:span><text:span text:style-name="T1">, object_hook</text:span><text:span text:style-name="T15">=</text:span><text:span text:style-name="T21">self</text:span><text:span text:style-name="T15">.</text:span><text:span text:style-name="T1">dict_to_object)</text:span></text:p>
        <text:p text:style-name="P14"/>
        <text:p text:style-name="P12"><text:s text:c="4"/><text:span text:style-name="T20">def</text:span><text:span text:style-name="T1"> </text:span><text:span text:style-name="T13">dict_to_object</text:span><text:span text:style-name="T1">(</text:span><text:span text:style-name="T21">self</text:span><text:span text:style-name="T1">, d):</text:span></text:p>
        <text:p text:style-name="P12"><text:s text:c="8"/><text:span text:style-name="T20">if</text:span><text:span text:style-name="T1"> </text:span><text:span text:style-name="T17">'__class__'</text:span><text:span text:style-name="T1"> </text:span><text:span text:style-name="T25">in</text:span><text:span text:style-name="T1"> d:</text:span></text:p>
        <text:p text:style-name="P12"><text:s text:c="12"/><text:span text:style-name="T1">class_name </text:span><text:span text:style-name="T15">=</text:span><text:span text:style-name="T1"> d</text:span><text:span text:style-name="T15">.</text:span><text:span text:style-name="T1">pop(</text:span><text:span text:style-name="T17">'__class__'</text:span><text:span text:style-name="T1">)</text:span></text:p>
        <text:p text:style-name="P12"><text:s text:c="12"/><text:span text:style-name="T1">module_name </text:span><text:span text:style-name="T15">=</text:span><text:span text:style-name="T1"> d</text:span><text:span text:style-name="T15">.</text:span><text:span text:style-name="T1">pop(</text:span><text:span text:style-name="T17">'__module__'</text:span><text:span text:style-name="T1">)</text:span></text:p>
        <text:p text:style-name="P12"><text:s text:c="12"/><text:span text:style-name="T1">module </text:span><text:span text:style-name="T15">=</text:span><text:span text:style-name="T1"> </text:span><text:span text:style-name="T21">__import__</text:span><text:span text:style-name="T1">(module_name)</text:span></text:p>
        <text:p text:style-name="P12"><text:s text:c="12"/><text:span text:style-name="T20">print</text:span><text:span text:style-name="T1"> </text:span><text:span text:style-name="T17">'MODULE:'</text:span><text:span text:style-name="T1">, module</text:span></text:p>
        <text:p text:style-name="P12"><text:soft-page-break/><text:s text:c="12"/><text:span text:style-name="T1">class_ </text:span><text:span text:style-name="T15">=</text:span><text:span text:style-name="T1"> </text:span><text:span text:style-name="T21">getattr</text:span><text:span text:style-name="T1">(module, class_name)</text:span></text:p>
        <text:p text:style-name="P12"><text:s text:c="12"/><text:span text:style-name="T20">print</text:span><text:span text:style-name="T1"> </text:span><text:span text:style-name="T17">'CLASS:'</text:span><text:span text:style-name="T1">, class_</text:span></text:p>
        <text:p text:style-name="P12"><text:s text:c="12"/><text:span text:style-name="T1">args </text:span><text:span text:style-name="T15">=</text:span><text:span text:style-name="T1"> </text:span><text:span text:style-name="T21">dict</text:span><text:span text:style-name="T1">( (key</text:span><text:span text:style-name="T15">.</text:span><text:span text:style-name="T1">encode(</text:span><text:span text:style-name="T17">'ascii'</text:span><text:span text:style-name="T1">), value) </text:span><text:span text:style-name="T20">for</text:span><text:span text:style-name="T1"> key, value </text:span><text:span text:style-name="T25">in</text:span><text:span text:style-name="T1"> d</text:span><text:span text:style-name="T15">.</text:span><text:span text:style-name="T1">items())</text:span></text:p>
        <text:p text:style-name="P12"><text:s text:c="12"/><text:span text:style-name="T20">print</text:span><text:span text:style-name="T1"> </text:span><text:span text:style-name="T17">'INSTANCE ARGS:'</text:span><text:span text:style-name="T1">, args</text:span></text:p>
        <text:p text:style-name="P12"><text:s text:c="12"/><text:span text:style-name="T1">inst </text:span><text:span text:style-name="T15">=</text:span><text:span text:style-name="T1"> class_(</text:span><text:span text:style-name="T15">**</text:span><text:span text:style-name="T1">args)</text:span></text:p>
        <text:p text:style-name="P12"><text:s text:c="8"/><text:span text:style-name="T20">else</text:span><text:span text:style-name="T1">:</text:span></text:p>
        <text:p text:style-name="P12"><text:s text:c="12"/><text:span text:style-name="T1">inst </text:span><text:span text:style-name="T15">=</text:span><text:span text:style-name="T1"> d</text:span></text:p>
        <text:p text:style-name="P12"><text:s text:c="8"/><text:span text:style-name="T20">return</text:span><text:span text:style-name="T1"> inst</text:span></text:p>
        <text:p text:style-name="P14"/>
        <text:p text:style-name="P11">encoded_object <text:span text:style-name="T14">=</text:span> <text:span text:style-name="T16">'[{"s": "instance value goes here", "__module__": "json_myobj", "__class__": "MyObj"}]'</text:span></text:p>
        <text:p text:style-name="P14"/>
        <text:p text:style-name="P11">myobj_instance <text:span text:style-name="T14">=</text:span> MyDecoder()<text:span text:style-name="T14">.</text:span>decode(encoded_object)</text:p>
        <text:p text:style-name="P8"><text:span text:style-name="T19">print</text:span> myobj_instance</text:p>
        <text:p text:style-name="P5">And the output is the same as the earlier example.</text:p>
        <text:p text:style-name="P11">$ python json_decoder_object_hook.py</text:p>
        <text:p text:style-name="P14"/>
        <text:p text:style-name="P11">MODULE: &lt;module 'json_myobj' from '/Users/dhellmann/Documents/PyMOTW/src/PyMOTW/json/json_myobj.pyc'&gt;</text:p>
        <text:p text:style-name="P11">CLASS: &lt;class 'json_myobj.MyObj'&gt;</text:p>
        <text:p text:style-name="P11">INSTANCE ARGS: {'s': u'instance value goes here'}</text:p>
        <text:p text:style-name="P8">[&lt;MyObj(instance value goes here)&gt;]</text:p>
      </text:section>
      <text:section text:style-name="Sect1" text:name="working-with-streams-and-files">
        <text:h text:style-name="P7" text:outline-level="2">Working with Streams and Files</text:h>
        <text:p text:style-name="P6"><text:span text:style-name="T2">In all of the examples so far, we have assumed that we could (and should) hold the encoded version of the entire data structure in memory at one time. With large data structures it may be preferable to write the encoding directly to a file-like object. The convenience functions </text:span><text:span text:style-name="Teletype"><text:span text:style-name="T3">load()</text:span></text:span><text:span text:style-name="T2"> and</text:span><text:span text:style-name="Teletype"><text:span text:style-name="T3">dump()</text:span></text:span><text:span text:style-name="T2"> accept references to a file-like object to use for reading or writing.</text:span></text:p>
        <text:p text:style-name="P11">import <text:span text:style-name="T12">json</text:span></text:p>
        <text:p text:style-name="P11">import <text:span text:style-name="T12">tempfile</text:span></text:p>
        <text:p text:style-name="P14"/>
        <text:p text:style-name="P11">data <text:span text:style-name="T14">=</text:span> [ { <text:span text:style-name="T16">'a'</text:span>:<text:span text:style-name="T16">'A'</text:span>, <text:span text:style-name="T16">'b'</text:span>:(<text:span text:style-name="T14">2</text:span>, <text:span text:style-name="T14">4</text:span>), <text:span text:style-name="T16">'c'</text:span>:<text:span text:style-name="T14">3.0</text:span> } ]</text:p>
        <text:p text:style-name="P14"/>
        <text:p text:style-name="P11">f <text:span text:style-name="T14">=</text:span> tempfile<text:span text:style-name="T14">.</text:span>NamedTemporaryFile(mode<text:span text:style-name="T14">=</text:span><text:span text:style-name="T16">'w+'</text:span>)</text:p>
        <text:p text:style-name="P11">json<text:span text:style-name="T14">.</text:span>dump(data, f)</text:p>
        <text:p text:style-name="P11">f<text:span text:style-name="T14">.</text:span>flush()</text:p>
        <text:p text:style-name="P14"/>
        <text:p text:style-name="P8"><text:span text:style-name="T19">print</text:span> <text:span text:style-name="T18">open</text:span>(f<text:span text:style-name="T14">.</text:span>name, <text:span text:style-name="T16">'r'</text:span>)<text:span text:style-name="T14">.</text:span>read()</text:p>
        <text:p text:style-name="P5">A socket would work in much the same way as the normal file handle used here.</text:p>
        <text:p text:style-name="P11">$ python json_dump_file.py</text:p>
        <text:p text:style-name="P14"/>
        <text:p text:style-name="P8">[{"a": "A", "c": 3.0, "b": [2, 4]}]</text:p>
        <text:p text:style-name="P6"><text:span text:style-name="T2">Although it isn’t optimized to read only part of the data at a time, the </text:span><text:span text:style-name="Teletype"><text:span text:style-name="T3">load()</text:span></text:span><text:span text:style-name="T2"> function still offers the benefit of encapsulating the logic of generating objects from stream input.</text:span></text:p>
        <text:p text:style-name="P11">import <text:span text:style-name="T12">json</text:span></text:p>
        <text:p text:style-name="P11">import <text:span text:style-name="T12">tempfile</text:span></text:p>
        <text:p text:style-name="P14"/>
        <text:p text:style-name="P11">f <text:span text:style-name="T14">=</text:span> tempfile<text:span text:style-name="T14">.</text:span>NamedTemporaryFile(mode<text:span text:style-name="T14">=</text:span><text:span text:style-name="T16">'w+'</text:span>)</text:p>
        <text:p text:style-name="P11"><text:soft-page-break/>f<text:span text:style-name="T14">.</text:span>write(<text:span text:style-name="T16">'[{"a": "A", "c": 3.0, "b": [2, 4]}]'</text:span>)</text:p>
        <text:p text:style-name="P11">f<text:span text:style-name="T14">.</text:span>flush()</text:p>
        <text:p text:style-name="P11">f<text:span text:style-name="T14">.</text:span>seek(<text:span text:style-name="T14">0</text:span>)</text:p>
        <text:p text:style-name="P14"/>
        <text:p text:style-name="P8"><text:span text:style-name="T19">print</text:span> json<text:span text:style-name="T14">.</text:span>load(f)</text:p>
        <text:p text:style-name="P11">$ python json_load_file.py</text:p>
        <text:p text:style-name="P14"/>
        <text:p text:style-name="P8">[{u'a': u'A', u'c': 3.0, u'b': [2, 4]}]</text:p>
      </text:section>
      <text:section text:style-name="Sect1" text:name="mixed-data-streams">
        <text:h text:style-name="P7" text:outline-level="2">Mixed Data Streams</text:h>
        <text:p text:style-name="P6"><text:span text:style-name="T2">The JSONDecoder includes the </text:span><text:span text:style-name="Teletype"><text:span text:style-name="T3">raw_decode()</text:span></text:span><text:span text:style-name="T2"> method for decoding a data structure followed by more data, such as JSON data with trailing text. The return value is the object created by decoding the input data, and an index into that data indicating where decoding left off.</text:span></text:p>
        <text:p text:style-name="P11">import <text:span text:style-name="T12">json</text:span></text:p>
        <text:p text:style-name="P14"/>
        <text:p text:style-name="P11">decoder <text:span text:style-name="T14">=</text:span> json<text:span text:style-name="T14">.</text:span>JSONDecoder()</text:p>
        <text:p text:style-name="P11"><text:span text:style-name="T19">def</text:span> <text:span text:style-name="T11">get_decoded_and_remainder</text:span>(input_data):</text:p>
        <text:p text:style-name="P12"><text:s text:c="4"/><text:span text:style-name="T1">obj, end </text:span><text:span text:style-name="T15">=</text:span><text:span text:style-name="T1"> decoder</text:span><text:span text:style-name="T15">.</text:span><text:span text:style-name="T1">raw_decode(input_data)</text:span></text:p>
        <text:p text:style-name="P12"><text:s text:c="4"/><text:span text:style-name="T1">remaining </text:span><text:span text:style-name="T15">=</text:span><text:span text:style-name="T1"> input_data[end:]</text:span></text:p>
        <text:p text:style-name="P12"><text:s text:c="4"/><text:span text:style-name="T20">return</text:span><text:span text:style-name="T1"> (obj, end, remaining)</text:span></text:p>
        <text:p text:style-name="P14"/>
        <text:p text:style-name="P11">encoded_object <text:span text:style-name="T14">=</text:span> <text:span text:style-name="T16">'[{"a": "A", "c": 3.0, "b": [2, 4]}]'</text:span></text:p>
        <text:p text:style-name="P11">extra_text <text:span text:style-name="T14">=</text:span> <text:span text:style-name="T16">'This text is not JSON.'</text:span></text:p>
        <text:p text:style-name="P14"/>
        <text:p text:style-name="P11"><text:span text:style-name="T19">print</text:span> <text:span text:style-name="T16">'JSON first:'</text:span></text:p>
        <text:p text:style-name="P11">obj, end, remaining <text:span text:style-name="T14">=</text:span> get_decoded_and_remainder(<text:span text:style-name="T16">' '</text:span><text:span text:style-name="T14">.</text:span>join([encoded_object, extra_text]))</text:p>
        <text:p text:style-name="P11"><text:span text:style-name="T19">print</text:span> <text:span text:style-name="T16">'Object <text:s text:c="13"/>:'</text:span>, obj</text:p>
        <text:p text:style-name="P11"><text:span text:style-name="T19">print</text:span> <text:span text:style-name="T16">'End of parsed input :'</text:span>, end</text:p>
        <text:p text:style-name="P11"><text:span text:style-name="T19">print</text:span> <text:span text:style-name="T16">'Remaining text <text:s text:c="5"/>:'</text:span>, <text:span text:style-name="T18">repr</text:span>(remaining)</text:p>
        <text:p text:style-name="P14"/>
        <text:p text:style-name="P13">print</text:p>
        <text:p text:style-name="P11"><text:span text:style-name="T19">print</text:span> <text:span text:style-name="T16">'JSON embedded:'</text:span></text:p>
        <text:p text:style-name="P11"><text:span text:style-name="T19">try</text:span>:</text:p>
        <text:p text:style-name="P12"><text:s text:c="4"/><text:span text:style-name="T1">obj, end, remaining </text:span><text:span text:style-name="T15">=</text:span><text:span text:style-name="T1"> get_decoded_and_remainder(</text:span></text:p>
        <text:p text:style-name="P12"><text:s text:c="8"/><text:span text:style-name="T17">' '</text:span><text:span text:style-name="T15">.</text:span><text:span text:style-name="T1">join([extra_text, encoded_object, extra_text])</text:span></text:p>
        <text:p text:style-name="P12"><text:s text:c="8"/><text:span text:style-name="T1">)</text:span></text:p>
        <text:p text:style-name="P11"><text:span text:style-name="T19">except</text:span> <text:span text:style-name="T22">ValueError</text:span>, err:</text:p>
        <text:p text:style-name="P12"><text:s text:c="4"/><text:span text:style-name="T20">print</text:span><text:span text:style-name="T1"> </text:span><text:span text:style-name="T17">'ERROR:'</text:span><text:span text:style-name="T1">, err</text:span></text:p>
        <text:p text:style-name="P14"/>
        <text:p text:style-name="P9"><text:s text:c="4"/></text:p>
        <text:p text:style-name="P5">Unfortunately, this only works if the object appears at the beginning of the input.</text:p>
        <text:p text:style-name="P11">$ python json_mixed_data.py</text:p>
        <text:p text:style-name="P14"/>
        <text:p text:style-name="P11">JSON first:</text:p>
        <text:p text:style-name="P11">Object <text:s text:c="13"/>: [{u'a': u'A', u'c': 3.0, u'b': [2, 4]}]</text:p>
        <text:p text:style-name="P11">End of parsed input : 35</text:p>
        <text:p text:style-name="P11">Remaining text <text:s text:c="5"/>: ' This text is not JSON.'</text:p>
        <text:p text:style-name="P14"/>
        <text:p text:style-name="P11">JSON embedded:</text:p>
        <text:p text:style-name="P8">ERROR: No JSON object could be decoded</text:p>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ucida Grande" svg:font-family="'Lucida Grande', Verdana, Arial, Helvetica, sans-serif"/>
    <style:font-face style:name="Menlo" svg:font-family="Menlo, monospace"/>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FreeSerif" svg:font-family="Free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FreeSerif" style:font-size-complex="10pt"/>
    </style:style>
    <style:style style:name="Numbering_20_Symbols" style:display-name="Numbering Symbols" style:family="text"/>
    <style:style style:name="Teletype" style:family="text">
      <style:text-properties style:font-name="Droid Sans Mono" style:font-name-asian="Droid Sans Fallback1" style:font-name-complex="Free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roid Sans Mono" style:font-name-asian="Droid Sans Fallback1" style:font-name-complex="FreeSeri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zepusik </meta:initial-creator>
    <meta:creation-date>2015-04-14T23:59:37</meta:creation-date>
    <dc:date>2015-04-15T00:02:52</dc:date>
    <dc:creator>hazepusik </dc:creator>
    <meta:editing-duration>P0D</meta:editing-duration>
    <meta:editing-cycles>1</meta:editing-cycles>
    <meta:document-statistic meta:table-count="0" meta:image-count="0" meta:object-count="0" meta:page-count="10" meta:paragraph-count="320" meta:word-count="2048" meta:character-count="14643" meta:non-whitespace-character-count="12227"/>
    <meta:generator>LibreOffice/3.5$Linux_X86_64 LibreOffice_project/350m1$Build-2</meta:generator>
  </office:meta>
</office:document-meta>
</file>